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1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3" style:family="paragraph" style:parent-style-name="Standard" style:list-style-name="L1">
      <style:text-properties style:font-name="Arial" fo:font-size="16pt" style:font-size-asian="16pt" style:font-size-complex="16pt"/>
    </style:style>
    <style:style style:name="P34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38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9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41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4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6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47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9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98389920" text:id="ct29838992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98403440" text:id="ct29840344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98403544" text:id="ct29840354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98391480" text:id="ct29839148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33827903952642022" text:style-name="L1">
        <text:list-item>
          <text:p text:style-name="P33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3"/>
        </text:list-item>
      </text:list>
      <text:p text:style-name="Standard"/>
      <text:p text:style-name="P15"/>
      <text:p text:style-name="P2"><text:change text:change-id="ct298389920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7">1:13</text:p>
            <text:p text:style-name="P27">וְהָיָה חֵילָם </text:p>
            <text:p text:style-name="P27">לִמְשִׁסָּה וּבָתֵּיהֶם</text:p>
            <text:p text:style-name="P27"/>
            <text:p text:style-name="P27"><text:s/>לִשְׁמָמָה </text:p>
            <text:p text:style-name="P27">וּבָנוּ בָתִּים וְלֹא יֵשֵׁבוּ</text:p>
            <text:p text:style-name="P27"><text:s/>וְנָטְעוּ כְרָמִים וְלֹא יִשְׁתּוּ אֶת־יֵינָם</text:p>
          </table:table-cell>
          <table:table-cell table:style-name="表135.B1" office:value-type="string">
            <text:p text:style-name="P28"/>
            <text:p text:style-name="P28"/>
            <text:p text:style-name="P28">and to become / wealth+their</text:p>
            <text:p text:style-name="P28"/>
            <text:p text:style-name="P28">towards plunder / and house+their</text:p>
            <text:p text:style-name="P28"/>
            <text:p text:style-name="P28"/>
            <text:p text:style-name="P28">towards devastation</text:p>
            <text:p text:style-name="P28">and to build / house / and not / to dwell</text:p>
            <text:p text:style-name="P28"/>
            <text:p text:style-name="P28">and to plant / vineyard / and not</text:p>
            <text:p text:style-name="P28">to imbibe / self,even - wine+thereof</text:p>
          </table:table-cell>
        </table:table-row>
        <table:table-row>
          <table:table-cell table:style-name="表135.A2" office:value-type="string">
            <text:p text:style-name="P27">1:14</text:p>
            <text:p text:style-name="P27">קָרוֹב יוֹם־יְהוָה הַגָּדוֹל</text:p>
            <text:p text:style-name="P27"><text:s/>קָרוֹב וּמַהֵר מְאֹד </text:p>
            <text:p text:style-name="P27">קוֹל יוֹם יְהוָה</text:p>
            <text:p text:style-name="P27"><text:s/>מַר צֹרֵחַ שָׁם גִּבּוֹר</text:p>
          </table:table-cell>
          <table:table-cell table:style-name="表135.B2" office:value-type="string">
            <text:p text:style-name="P28"/>
            <text:p text:style-name="P28"/>
            <text:p text:style-name="P28">near / the day – jehovah / the great</text:p>
            <text:p text:style-name="P28">near / and hurrying / vehemently</text:p>
            <text:p text:style-name="P28"/>
            <text:p text:style-name="P28">to call aloud / the day / jehovah</text:p>
            <text:p text:style-name="P28"/>
            <text:p text:style-name="P28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7">1:15</text:p>
            <text:p text:style-name="P27">יוֹם עֶבְרָה </text:p>
            <text:p text:style-name="P27">הַיּוֹם הַהוּא יוֹם צָרָה</text:p>
            <text:p text:style-name="P27"><text:s/>וּמְצוּקָה יוֹם שֹׁאָה וּמְשׁוֹאָה יוֹם חֹשֶׁ</text:p>
            <text:p text:style-name="P27">#</text:p>
            <text:p text:style-name="P27">וַאֲפֵלָה יוֹם עָנָן </text:p>
            <text:p text:style-name="P27">וַעֲרָפֶל</text:p>
          </table:table-cell>
          <table:table-cell table:style-name="表135.B2" office:value-type="string">
            <text:p text:style-name="P28"/>
            <text:p text:style-name="P28"/>
            <text:p text:style-name="P28">the day / an outburst of passion</text:p>
            <text:p text:style-name="P28"/>
            <text:p text:style-name="P28">the day / she,this / day / rival</text:p>
            <text:p text:style-name="P28"/>
            <text:p text:style-name="P28">and trouble / day / devastation</text:p>
            <text:p text:style-name="P28"/>
            <text:p text:style-name="P28">and ruin / day / misery</text:p>
            <text:p text:style-name="P28"/>
            <text:p text:style-name="P28"/>
            <text:p text:style-name="P28">and misfortune / day / cloud</text:p>
            <text:p text:style-name="P28"/>
            <text:p text:style-name="P28">and gloom</text:p>
          </table:table-cell>
        </table:table-row>
        <table:table-row>
          <table:table-cell table:style-name="表135.A2" office:value-type="string">
            <text:p text:style-name="P27">1:16</text:p>
            <text:p text:style-name="P27">יוֹם שׁוֹפָר וּתְרוּעָה</text:p>
            <text:p text:style-name="P27"><text:s/>עַל הֶעָרִים הַבְּצֻרוֹת וְעַל הַפִּנּוֹת הַגְּבֹהוֹת</text:p>
          </table:table-cell>
          <table:table-cell table:style-name="表135.B2" office:value-type="string">
            <text:p text:style-name="P28"/>
            <text:p text:style-name="P28"/>
            <text:p text:style-name="P28">day / curved horn / and battle cry</text:p>
            <text:p text:style-name="P28"/>
            <text:p text:style-name="P28">above / the post / inaccessible</text:p>
            <text:p text:style-name="P28"/>
            <text:p text:style-name="P28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6"><text:change text:change-id="ct298403440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7">1:17</text:p>
            <text:p text:style-name="P27">וַהֲצֵרֹתִי לָאָדָם וְהָלְכוּ</text:p>
            <text:p text:style-name="P27"><text:s/>כַּעִוְרִים כִּי לַיהוָה חָטָאוּ וְשֻׁפַּ</text:p>
            <text:p text:style-name="P27">#</text:p>
            <text:p text:style-name="P27">דָּמָם כֶּעָפָר </text:p>
            <text:p text:style-name="P27">וּלְחֻמָם כַּגְּלָלִים</text:p>
          </table:table-cell>
          <table:table-cell table:style-name="表1.B1" office:value-type="string">
            <text:p text:style-name="P28"/>
            <text:p text:style-name="P28"/>
            <text:p text:style-name="P28">and cramp / the men / and to walk</text:p>
            <text:p text:style-name="P28"/>
            <text:p text:style-name="P28">like blind / for / towards jehovah</text:p>
            <text:p text:style-name="P28">to sin / and to spill</text:p>
            <text:p text:style-name="P28"/>
            <text:p text:style-name="P28"/>
            <text:p text:style-name="P28">bloodshed+their / like mud</text:p>
            <text:p text:style-name="P28"/>
            <text:p text:style-name="P28">and flesh+their / like dung</text:p>
          </table:table-cell>
        </table:table-row>
        <table:table-row>
          <table:table-cell table:style-name="表1.A2" office:value-type="string">
            <text:p text:style-name="P27">1:18</text:p>
            <text:p text:style-name="P27">גַּם־כַּסְפָּם גַּם־זְהָבָם לֹא־יוּכַל לְהַצִּילָם </text:p>
            <text:p text:style-name="P27">בְּיוֹם עֶבְרַת יְהוָה וּבְאֵשׁ קִנְאָתוֹ תֵּאָכֵל כָּל־הָאָרֶץ כִּי־כָלָה</text:p>
            <text:p text:style-name="P27">אַ</text:p>
            <text:p text:style-name="P27">#</text:p>
            <text:p text:style-name="P27">־נִבְהָלָה יַעֲשֶׂה </text:p>
            <text:p text:style-name="P27">אֵת כָּל־יֹשְׁבֵי</text:p>
            <text:p text:style-name="P27"><text:s/>הָאָרֶץ ס</text:p>
          </table:table-cell>
          <table:table-cell table:style-name="表1.B2" office:value-type="string">
            <text:p text:style-name="P28"/>
            <text:p text:style-name="P28"/>
            <text:p text:style-name="P28">both – silver+their / and – gold+their</text:p>
            <text:p text:style-name="P28">not – to be able / towards to snatch+them</text:p>
            <text:p text:style-name="P28">in the day / an outburst / jehovah</text:p>
            <text:p text:style-name="P28"/>
            <text:p text:style-name="P28">and in fire / envy+its / to eat</text:p>
            <text:p text:style-name="P28"/>
            <text:p text:style-name="P28">all – the land / for – destruction</text:p>
            <text:p text:style-name="P28"/>
            <text:p text:style-name="P28">surely,only</text:p>
            <text:p text:style-name="P28"/>
            <text:p text:style-name="P28">- to tremble,hasten / to make,do</text:p>
            <text:p text:style-name="P28"/>
            <text:p text:style-name="P28">self,even,entity / all – to dwell</text:p>
            <text:p text:style-name="P28"/>
            <text:p text:style-name="P28">the land</text:p>
            <text:p text:style-name="P28"/>
            <text:p text:style-name="P28"/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6"/>
      <text:p text:style-name="P16"/>
      <text:p text:style-name="P25"/>
      <text:p text:style-name="P4"><text:change text:change-id="ct298403544"/></text:p>
      <text:p text:style-name="P11">[XXX] 20200223_093032</text:p>
      <text:p text:style-name="P26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2:1</text:p>
            <text:p text:style-name="P27">הִתְקוֹשְׁשׁוּ וָקוֹשּׁוּ הַגּוֹי לֹא נִכְסָף</text:p>
          </table:table-cell>
          <table:table-cell table:style-name="表2.B1" office:value-type="string">
            <text:p text:style-name="P28"/>
            <text:p text:style-name="P28"/>
            <text:p text:style-name="P28">to assemble / and ti assemble</text:p>
            <text:p text:style-name="P28"/>
            <text:p text:style-name="P28">not / pine</text:p>
          </table:table-cell>
        </table:table-row>
        <table:table-row>
          <table:table-cell table:style-name="表2.A2" office:value-type="string">
            <text:p text:style-name="P27">2:2</text:p>
            <text:p text:style-name="P27">בְּטֶרֶם לֶדֶת </text:p>
            <text:p text:style-name="P27">חֹק כְּמֹץ עָבַר</text:p>
            <text:p text:style-name="P27"><text:s/>יוֹם בְּטֶרֶם לֹא־יָבוֹא</text:p>
            <text:p text:style-name="P27"><text:s/>עֲלֵיכֶם חֲרוֹן</text:p>
            <text:p text:style-name="P27"><text:s/>אַף־יְהוָה בְּטֶרֶם </text:p>
            <text:p text:style-name="P27">לֹא־יָבוֹא עֲלֵיכֶם </text:p>
            <text:p text:style-name="P27">יוֹם אַף־יְהוָה</text:p>
          </table:table-cell>
          <table:table-cell table:style-name="表2.B2" office:value-type="string">
            <text:p text:style-name="P28"/>
            <text:p text:style-name="P28"/>
            <text:p text:style-name="P28">in not yet / to show lineage</text:p>
            <text:p text:style-name="P28"/>
            <text:p text:style-name="P28">enactment / like chaff / to cover</text:p>
            <text:p text:style-name="P28"/>
            <text:p text:style-name="P28">the day / in not yet / not – to come</text:p>
            <text:p text:style-name="P28">against+them / a burning anger</text:p>
            <text:p text:style-name="P28"/>
            <text:p text:style-name="P28">ire – jehovah / in not yet</text:p>
            <text:p text:style-name="P28"/>
            <text:p text:style-name="P28">not – to come / against+them</text:p>
            <text:p text:style-name="P28"/>
            <text:p text:style-name="P28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6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7">2:3</text:p>
            <text:p text:style-name="P27">בַּקְּשׁוּ אֶת־יְהוָה כָּל־עַנְוֵי </text:p>
            <text:p text:style-name="P27">הָאָרֶץ אֲשֶׁר מִשְׁפָּטוֹ</text:p>
            <text:p text:style-name="P27"><text:s/>פָּעָלוּ בַּקְּשׁוּ־צֶדֶק </text:p>
            <text:p text:style-name="P27">בַּקְּשׁוּ עֲנָוָה אוּלַי</text:p>
            <text:p text:style-name="P27"><text:s/>תִּסָּתְרוּ בְּיוֹם אַף־יְהוָה</text:p>
          </table:table-cell>
          <table:table-cell table:style-name="表4.B1" office:value-type="string">
            <text:p text:style-name="P28"/>
            <text:p text:style-name="P28"/>
            <text:p text:style-name="P28">to seek / self – j. / all – depressed</text:p>
            <text:p text:style-name="P28"/>
            <text:p text:style-name="P28"/>
            <text:p text:style-name="P28">the land / who,that / verdict+its</text:p>
            <text:p text:style-name="P28"/>
            <text:p text:style-name="P28">to do,make / to seek – the right</text:p>
            <text:p text:style-name="P28"/>
            <text:p text:style-name="P28">to seek / clemency / if not,perhaps</text:p>
            <text:p text:style-name="P28">to hide / in the day / ire – j.</text:p>
          </table:table-cell>
        </table:table-row>
        <table:table-row>
          <table:table-cell table:style-name="表4.A2" office:value-type="string">
            <text:p text:style-name="P27">2:4</text:p>
            <text:p text:style-name="P27">כִּי עַזָּה עֲזוּבָה תִהְיֶה וְאַשְׁקְלוֹן לִשְׁמָמָה אַשְׁדּוֹד בַּצָּהֳרַיִם יְגָרְשׁוּהָ וְעֶקְרוֹן </text:p>
            <text:p text:style-name="P27">תֵּעָקֵר ס</text:p>
          </table:table-cell>
          <table:table-cell table:style-name="表4.B2" office:value-type="string">
            <text:p text:style-name="P28"/>
            <text:p text:style-name="P28"/>
            <text:p text:style-name="P28">for / Azzah / to loosen / to become</text:p>
            <text:p text:style-name="P28">and Ashkelon / to devastation</text:p>
            <text:p text:style-name="P28"/>
            <text:p text:style-name="P28">Ashdod / in the noon</text:p>
            <text:p text:style-name="P28"/>
            <text:p text:style-name="P28">to drive out+thereof / and Ekron</text:p>
            <text:p text:style-name="P28"/>
            <text:p text:style-name="P28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6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2:5</text:p>
            <text:p text:style-name="P27">הוֹי יֹשְׁבֵי חֶבֶל הַיָּם</text:p>
            <text:p text:style-name="P27"><text:s/>גּוֹי כְּרֵתִים דְּבַר־יְהוָה עֲלֵיכֶם כְּנַעַן אֶרֶץ</text:p>
            <text:p text:style-name="P27"><text:s/>פְּלִשְׁתִּים וְהַאֲבַדְתִּי</text:p>
            <text:p text:style-name="P27">#</text:p>
            <text:p text:style-name="P27">מֵאֵין יוֹשֵׁב</text:p>
          </table:table-cell>
          <table:table-cell table:style-name="表5.B1" office:value-type="string">
            <text:p text:style-name="P28"/>
            <text:p text:style-name="P28"/>
            <text:p text:style-name="P28">oh! / to dwell / district / the sea</text:p>
            <text:p text:style-name="P28"/>
            <text:p text:style-name="P28">Gentile / Kerethite / a word – j.</text:p>
            <text:p text:style-name="P28"/>
            <text:p text:style-name="P28">against+them / Kenaan / land</text:p>
            <text:p text:style-name="P28"/>
            <text:p text:style-name="P28">Pelishtite / and to destroy + thee</text:p>
            <text:p text:style-name="P28"/>
            <text:p text:style-name="P28"/>
            <text:p text:style-name="P28"/>
            <text:p text:style-name="P28">from not exist / to dwell</text:p>
          </table:table-cell>
        </table:table-row>
        <table:table-row>
          <table:table-cell table:style-name="表5.A2" office:value-type="string">
            <text:p text:style-name="P27">2:6</text:p>
            <text:p text:style-name="P27">וְהָיְתָה חֶבֶל הַיָּם </text:p>
            <text:p text:style-name="P27">נְוֹת כְּרֹת רֹעִים </text:p>
            <text:p text:style-name="P27">וְגִדְרוֹת צֹאן</text:p>
          </table:table-cell>
          <table:table-cell table:style-name="表5.B2" office:value-type="string">
            <text:p text:style-name="P28"/>
            <text:p text:style-name="P28"/>
            <text:p text:style-name="P28">and to become / district / the sea</text:p>
            <text:p text:style-name="P28"/>
            <text:p text:style-name="P28">a home / a meadow / to pasture</text:p>
            <text:p text:style-name="P28"/>
            <text:p text:style-name="P28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2"/>
      <text:p text:style-name="P23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7">2:7</text:p>
            <text:p text:style-name="P27">וְהָיָה חֶבֶל לִשְׁאֵרִית </text:p>
            <text:p text:style-name="P27">בֵּית יְהוּדָה עֲלֵיהֶם</text:p>
            <text:p text:style-name="P27"><text:s/>יִרְעוּן בְּבָתֵּי</text:p>
            <text:p text:style-name="P27"><text:s/>אַשְׁקְלוֹן בָּעֶרֶב יִרְבָּצוּן</text:p>
            <text:p text:style-name="P27"><text:s/>כִּי יִפְקְדֵם יְהוָה אֱלֹהֵיהֶם וְשָׁב</text:p>
            <text:p text:style-name="P27"><text:s/>*שְׁבוּתָם [שְׁבִיתָם]</text:p>
          </table:table-cell>
          <table:table-cell table:style-name="表6.B1" office:value-type="string">
            <text:p text:style-name="P28"/>
            <text:p text:style-name="P28"/>
            <text:p text:style-name="P28">and to become / a district / in + remainder</text:p>
            <text:p text:style-name="P28">a house / jehodah / above+them</text:p>
            <text:p text:style-name="P28"/>
            <text:p text:style-name="P28">to pasture + thereupon / in + house</text:p>
            <text:p text:style-name="P28">Ashkron / in + dusk / to recline + thereupon</text:p>
            <text:p text:style-name="P28">for / to visit + them <text:s/>/ jehovah</text:p>
            <text:p text:style-name="P28"/>
            <text:p text:style-name="P28">gods + their / and to turn back</text:p>
            <text:p text:style-name="P28"/>
            <text:p text:style-name="P28">exile + their</text:p>
          </table:table-cell>
        </table:table-row>
        <table:table-row>
          <table:table-cell table:style-name="表6.A2" office:value-type="string">
            <text:p text:style-name="P27">2:8</text:p>
            <text:p text:style-name="P27">שָׁמַעְתִּי חֶרְפַּת מוֹאָב וְגִדּוּפֵי בְּנֵי עַמּוֹן</text:p>
            <text:p text:style-name="P27"><text:s/>אֲשֶׁר חֵרְפוּ אֶת־עַמִּי וַיַּגְדִּילוּ עַל־גְּבוּלָם</text:p>
          </table:table-cell>
          <table:table-cell table:style-name="表6.B2" office:value-type="string">
            <text:p text:style-name="P28"/>
            <text:p text:style-name="P28"/>
            <text:p text:style-name="P28">I hear / disgrace / Moab</text:p>
            <text:p text:style-name="P28"/>
            <text:p text:style-name="P28">and vilification / a son / Amon</text:p>
            <text:p text:style-name="P28"/>
            <text:p text:style-name="P28">who / to defame / even – tribe + my</text:p>
            <text:p text:style-name="P28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1">2:9</text:p>
            <text:p text:style-name="P27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7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7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7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7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2"/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8"/>
            <text:p text:style-name="P28"/>
            <text:p text:style-name="P28">in rightly / alive – I / oracle / jehovah</text:p>
            <text:p text:style-name="P28">an army / gods / israel / for – moab</text:p>
            <text:p text:style-name="P28"/>
            <text:p text:style-name="P28">like sodom / to become</text:p>
            <text:p text:style-name="P28"/>
            <text:p text:style-name="P28">and a son / amon / like amora</text:p>
            <text:p text:style-name="P28"/>
            <text:p text:style-name="P28">a possession / to be prickly</text:p>
            <text:p text:style-name="P28"/>
            <text:p text:style-name="P28">and a pit hole – salt</text:p>
            <text:p text:style-name="P28"/>
            <text:p text:style-name="P28">and devastation / as far as – eternity</text:p>
            <text:p text:style-name="P28"/>
            <text:p text:style-name="P28">a remainder / people + my / to plunder + them</text:p>
            <text:p text:style-name="P28"/>
            <text:p text:style-name="P28">and remainder / Gentile / to inherit + them</text:p>
          </table:table-cell>
        </table:table-row>
        <table:table-row>
          <table:table-cell table:style-name="表7.A2" office:value-type="string">
            <text:p text:style-name="P31">2:10</text:p>
            <text:p text:style-name="P27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7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his / to them / bottom / pride + their</text:p>
            <text:p text:style-name="P28">for / to defame / and to be large</text:p>
            <text:p text:style-name="P28"/>
            <text:p text:style-name="P28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1">2:11</text:p>
            <text:p text:style-name="P27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7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7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7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o fear / jehovah / above + them</text:p>
            <text:p text:style-name="P28"/>
            <text:p text:style-name="P28">for / to make thin / entity,even</text:p>
            <text:p text:style-name="P28"/>
            <text:p text:style-name="P28">all – gods / the land</text:p>
            <text:p text:style-name="P28"/>
            <text:p text:style-name="P28">and to depress / to + it / man</text:p>
            <text:p text:style-name="P28"/>
            <text:p text:style-name="P28">from locality + its / all</text:p>
            <text:p text:style-name="P28"/>
            <text:p text:style-name="P28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3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2:12</text:p>
            <text:p text:style-name="P27">גַּם־אַתֶּם כּוּשִׁים חַלְלֵי חַרְבִּי הֵמָּה</text:p>
          </table:table-cell>
          <table:table-cell table:style-name="表8.B1" office:value-type="string">
            <text:p text:style-name="P30"/>
            <text:p text:style-name="P30"/>
            <text:p text:style-name="P30">also – thou / cushite / pierced</text:p>
            <text:p text:style-name="P30"/>
            <text:p text:style-name="P30">sword + my / they</text:p>
          </table:table-cell>
        </table:table-row>
        <table:table-row>
          <table:table-cell table:style-name="表8.A2" office:value-type="string">
            <text:p text:style-name="P27">2:13</text:p>
            <text:p text:style-name="P27">וְיֵט יָדוֹ </text:p>
            <text:p text:style-name="P27"><text:soft-page-break/>עַל־צָפוֹן וִיאַבֵּד</text:p>
            <text:p text:style-name="P27"><text:s/>אֶת־אַשּׁוּר וְיָשֵׂם </text:p>
            <text:p text:style-name="P27">אֶת־נִינְוֵה לִשְׁמָמָה </text:p>
            <text:p text:style-name="P27">צִיָּה כַּמִּדְבָּר</text:p>
          </table:table-cell>
          <table:table-cell table:style-name="表8.B2" office:value-type="string">
            <text:p text:style-name="P28"/>
            <text:p text:style-name="P28"/>
            <text:p text:style-name="P28">and to stretch / hand + its</text:p>
            <text:p text:style-name="P28"/>
            <text:p text:style-name="P28">above – north / and to destroy</text:p>
            <text:p text:style-name="P28"><text:soft-page-break/></text:p>
            <text:p text:style-name="P28">even – Ashshur / and to put</text:p>
            <text:p text:style-name="P28"/>
            <text:p text:style-name="P28">even – Nineveh / into devastation</text:p>
            <text:p text:style-name="P28">desert / like desert</text:p>
          </table:table-cell>
        </table:table-row>
        <table:table-row>
          <table:table-cell table:style-name="表8.A2" office:value-type="string">
            <text:p text:style-name="P27">2:14</text:p>
            <text:p text:style-name="P27">וְרָבְצוּ בְתוֹכָהּ </text:p>
            <text:p text:style-name="P27">עֲדָרִים כָּל־חַיְתוֹ־גוֹי גַּם־קָאַת גַּם־קִפֹּד</text:p>
            <text:p text:style-name="P27"><text:s/>בְּכַפְתֹּרֶיהָ יָלִינוּ </text:p>
            <text:p text:style-name="P27">קוֹל יְשׁוֹרֵר בַּחַלּוֹן </text:p>
            <text:p text:style-name="P27">חֹרֶב בַּסַּף </text:p>
            <text:p text:style-name="P27">כִּי אַרְזָה עֵרָה</text:p>
          </table:table-cell>
          <table:table-cell table:style-name="表8.B2" office:value-type="string">
            <text:p text:style-name="P28"/>
            <text:p text:style-name="P28"/>
            <text:p text:style-name="P28">and tou crouch / in the midst + her</text:p>
            <text:p text:style-name="P28">an arrangement / all – strong + its – Gentile</text:p>
            <text:p text:style-name="P28">both – pelican / and – bittern</text:p>
            <text:p text:style-name="P28"/>
            <text:p text:style-name="P28">in the capital + thereof / to stay</text:p>
            <text:p text:style-name="P28"/>
            <text:p text:style-name="P28">a voice / to sing / in window</text:p>
            <text:p text:style-name="P28">desolation / in a vestibule</text:p>
            <text:p text:style-name="P28"/>
            <text:p text:style-name="P28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3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7">2:15</text:p>
            <text:p text:style-name="P27"><text:soft-page-break/>זֹאת הָעִיר הָעַלִּיזָה הַיּוֹשֶׁבֶת לָבֶטַח הָאֹמְרָה בִּלְבָבָהּ</text:p>
            <text:p text:style-name="P27"><text:s/>אֲנִי וְאַפְסִי עוֹד אֵי</text:p>
            <text:p text:style-name="P27">#</text:p>
            <text:p text:style-name="P27">הָיְתָה לְשַׁמָּה </text:p>
            <text:p text:style-name="P27">מַרְבֵּץ לַחַיָּה </text:p>
            <text:p text:style-name="P27">כֹּל עוֹבֵר עָלֶיהָ</text:p>
            <text:p text:style-name="P27"><text:s/>יִשְׁרֹק יָנִיעַ יָדוֹ ס</text:p>
          </table:table-cell>
          <table:table-cell table:style-name="表9.B1" office:value-type="string">
            <text:p text:style-name="P28"/>
            <text:p text:style-name="P28"/>
            <text:p text:style-name="P28"><text:soft-page-break/>this / the city / the exultant</text:p>
            <text:p text:style-name="P28"/>
            <text:p text:style-name="P28">the to dwell / in safety</text:p>
            <text:p text:style-name="P28"/>
            <text:p text:style-name="P28">the to say / in heart + her</text:p>
            <text:p text:style-name="P28"/>
            <text:p text:style-name="P28">I / and no further / still,more / where,how ?</text:p>
            <text:p text:style-name="P28"/>
            <text:p text:style-name="P28">to come,come to pass / towards ruin</text:p>
            <text:p text:style-name="P28">reclining / for a living thing</text:p>
            <text:p text:style-name="P28"/>
            <text:p text:style-name="P28">all / to cross over / above + thereof</text:p>
            <text:p text:style-name="P28">to hiss / to waver / a hand + its</text:p>
          </table:table-cell>
        </table:table-row>
        <table:table-row>
          <table:table-cell table:style-name="表9.A2" office:value-type="string">
            <text:p text:style-name="P27">3:1</text:p>
            <text:p text:style-name="P27">הוֹי מֹרְאָה וְנִגְאָלָה הָעִיר הַיּוֹנָה</text:p>
          </table:table-cell>
          <table:table-cell table:style-name="表9.B2" office:value-type="string">
            <text:p text:style-name="P28"/>
            <text:p text:style-name="P28"/>
            <text:p text:style-name="P28">oh! / to rebel / and to desecrate</text:p>
            <text:p text:style-name="P28"/>
            <text:p text:style-name="P28">the city / the to be violent</text:p>
          </table:table-cell>
        </table:table-row>
        <table:table-row>
          <table:table-cell table:style-name="表9.A2" office:value-type="string">
            <text:p text:style-name="P27">3:2</text:p>
            <text:p text:style-name="P27">לֹא שָׁמְעָה בְּקוֹל לֹא לָקְחָה מוּסָר בַּיהוָה </text:p>
            <text:p text:style-name="P27">לֹא בָטָחָה אֶל־אֱלֹהֶיהָ לֹא קָרֵבָה</text:p>
          </table:table-cell>
          <table:table-cell table:style-name="表9.B2" office:value-type="string">
            <text:p text:style-name="P28"/>
            <text:p text:style-name="P28"/>
            <text:p text:style-name="P28">not / to hear / a voice / not</text:p>
            <text:p text:style-name="P28"/>
            <text:p text:style-name="P28">to take / restraint / in jehovah</text:p>
            <text:p text:style-name="P28"/>
            <text:p text:style-name="P28">not / to trust / towards gods + her</text:p>
            <text:p text:style-name="P28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3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7">3:3</text:p>
            <text:p text:style-name="P27">שָׂרֶיהָ בְקִרְבָּהּ</text:p>
            <text:p text:style-name="P27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8"/>
            <text:p text:style-name="P28"/>
            <text:p text:style-name="P28">a head person + her / in the center + her</text:p>
            <text:p text:style-name="P28">a lion / to moan / to judge + her</text:p>
            <text:p text:style-name="P28"/>
            <text:p text:style-name="P28">a wolf / dusk / not / to spare</text:p>
            <text:p text:style-name="P28"/>
            <text:p text:style-name="P28">in dawn</text:p>
          </table:table-cell>
        </table:table-row>
        <table:table-row>
          <table:table-cell table:style-name="表10.A2" office:value-type="string">
            <text:p text:style-name="P27">3:4</text:p>
            <text:p text:style-name="P27">נְבִיאֶיהָ פֹּחֲזִים</text:p>
            <text:p text:style-name="P27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8"/>
            <text:p text:style-name="P28"/>
            <text:p text:style-name="P28">a prophet + her / to bubble up</text:p>
            <text:p text:style-name="P28"/>
            <text:p text:style-name="P28">a man / treacheries / an acting priest + her</text:p>
            <text:p text:style-name="P28">to profane / sanctity / to be violent</text:p>
            <text:p text:style-name="P28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P22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7">3:5</text:p>
            <text:p text:style-name="P27">יְהוָה צַדִּיק בְּקִרְבָּהּ</text:p>
            <text:p text:style-name="P27">לֹא יַעֲשֶׂה עַוְלָה</text:p>
            <text:p text:style-name="P27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8"/>
            <text:p text:style-name="P28"/>
            <text:p text:style-name="P28">jehovah / just / in the center + thereof</text:p>
            <text:p text:style-name="P28">not <text:s/>/ to do,make / evil</text:p>
            <text:p text:style-name="P28"/>
            <text:p text:style-name="P28">in the dawn / in the dawn / a verdict + its</text:p>
            <text:p text:style-name="P28">to give / in illumination / not / to miss</text:p>
            <text:p text:style-name="P28">and not – to know / evil / shame</text:p>
            <text:p text:style-name="P28"/>
          </table:table-cell>
        </table:table-row>
        <table:table-row>
          <table:table-cell table:style-name="表11.A2" office:value-type="string">
            <text:p text:style-name="P27">3:6</text:p>
            <text:p text:style-name="P27">הִכְרַתִּי גוֹיִם נָשַׁמּוּ פִּנּוֹתָם הֶחֱרַבְתִּי חוּצוֹתָם מִבְּלִי </text:p>
            <text:p text:style-name="P27">עוֹבֵר נִצְדּוּ עָרֵיהֶם מִבְּלִי־אִישׁ </text:p>
            <text:p text:style-name="P27">מֵאֵין יוֹשֵׁב</text:p>
          </table:table-cell>
          <table:table-cell table:style-name="表11.B2" office:value-type="string">
            <text:p text:style-name="P28"/>
            <text:p text:style-name="P28"/>
            <text:p text:style-name="P28">I cut off / Gentile / to devastate</text:p>
            <text:p text:style-name="P28"/>
            <text:p text:style-name="P28">pinnacle + their / to desolate</text:p>
            <text:p text:style-name="P28"/>
            <text:p text:style-name="P28">outdoors + their / out of nothing</text:p>
            <text:p text:style-name="P28">to cross over / to desolate / a city + their</text:p>
            <text:p text:style-name="P28">out of nothing – a man</text:p>
            <text:p text:style-name="P28"/>
            <text:p text:style-name="P28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7">3:7</text:p>
            <text:p text:style-name="P27">אָמַרְתִּי אַ</text:p>
            <text:p text:style-name="P27">#</text:p>
            <text:p text:style-name="P27">־תִּירְאִי</text:p>
            <text:p text:style-name="P27"><text:s/>אוֹתִי תִּקְחִי מוּסָר</text:p>
            <text:p text:style-name="P27"><text:s/>וְלֹא־יִכָּרֵת מְעוֹנָהּ </text:p>
            <text:p text:style-name="P27"/>
            <text:p text:style-name="P27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8"/>
            <text:p text:style-name="P28"/>
            <text:p text:style-name="P28">I say / surely – to fear</text:p>
            <text:p text:style-name="P28"/>
            <text:p text:style-name="P28"/>
            <text:p text:style-name="P28"/>
            <text:p text:style-name="P28"/>
            <text:p text:style-name="P28"/>
            <text:p text:style-name="P28">entity + my / to take / warning</text:p>
            <text:p text:style-name="P28"/>
            <text:p text:style-name="P28">and not – to destroy / dwelling + her</text:p>
            <text:p text:style-name="P28"/>
            <text:p text:style-name="P28">all / who,that – to oversee / against + her</text:p>
            <text:p text:style-name="P28">but / to start early / to dec<text:span text:style-name="T16">ay</text:span></text:p>
            <text:p text:style-name="P29"/>
            <text:p text:style-name="P29">all / a performance + their</text:p>
          </table:table-cell>
        </table:table-row>
        <table:table-row>
          <table:table-cell table:style-name="表12.A2" office:value-type="string">
            <text:p text:style-name="P27">3:8</text:p>
            <text:p text:style-name="P27">לָכֵן חַכּוּ־לִי</text:p>
            <text:p text:style-name="P27"><text:s/>נְאֻם־יְהוָה לְיוֹם </text:p>
            <text:p text:style-name="P27">קוּמִי לְעַד </text:p>
            <text:p text:style-name="P27">כִּי מִשְׁפָּטִי לֶאֱסֹף</text:p>
            <text:p text:style-name="P27"/>
            <text:p text:style-name="P27"><text:s/>גּוֹיִם לְקָבְצִי </text:p>
            <text:p text:style-name="P27">מַמְלָכוֹת לִשְׁפֹּ</text:p>
            <text:p text:style-name="P27">#</text:p>
            <text:p text:style-name="P27">עֲלֵיהֶם זַעְמִי כֹּל </text:p>
            <text:p text:style-name="P27">חֲרוֹן אַפִּי </text:p>
            <text:p text:style-name="P27"><text:soft-page-break/>כִּי בְּאֵשׁ קִנְאָתִי תֵּאָכֵל כָּל־הָאָרֶץ</text:p>
          </table:table-cell>
          <table:table-cell table:style-name="表12.B2" office:value-type="string">
            <text:p text:style-name="P28"/>
            <text:p text:style-name="P28"/>
            <text:p text:style-name="P28">in just / to adhere – towards + me</text:p>
            <text:p text:style-name="P28">oracle – jehovah / towards day</text:p>
            <text:p text:style-name="P28"/>
            <text:p text:style-name="P28">to rise + my / towards aim</text:p>
            <text:p text:style-name="P28"/>
            <text:p text:style-name="P28">for / verdict + my / towards to gather</text:p>
            <text:p text:style-name="P28"/>
            <text:p text:style-name="P28">nations / towards to grasp + my</text:p>
            <text:p text:style-name="P28"/>
            <text:p text:style-name="P28">dominion / towards to spill</text:p>
            <text:p text:style-name="P28"/>
            <text:p text:style-name="P28"/>
            <text:p text:style-name="P28"/>
            <text:p text:style-name="P28">above + them / fury + my / all</text:p>
            <text:p text:style-name="P28"/>
            <text:p text:style-name="P28">a burning of anger / ire + my</text:p>
            <text:p text:style-name="P28"><text:soft-page-break/></text:p>
            <text:p text:style-name="P28">for / in fire / jealous + my / to eat</text:p>
            <text:p text:style-name="P28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4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3:9</text:p>
            <text:p text:style-name="P27">כִּי־אָז אֶהְפֹּ</text:p>
            <text:p text:style-name="P27">#</text:p>
            <text:p text:style-name="P27">אֶל־עַמִּים שָׂפָה בְרוּרָה </text:p>
            <text:p text:style-name="P27"/>
            <text:p text:style-name="P27">לִקְרֹא כֻלָּם </text:p>
            <text:p text:style-name="P27">בְּשֵׁם יְהוָה לְעָבְדוֹ</text:p>
            <text:p text:style-name="P27"><text:s/>שְׁכֶם אֶחָד</text:p>
          </table:table-cell>
          <table:table-cell table:style-name="表13.B1" office:value-type="string">
            <text:p text:style-name="P28"/>
            <text:p text:style-name="P28"/>
            <text:p text:style-name="P28">for – at the time / to turn</text:p>
            <text:p text:style-name="P28"/>
            <text:p text:style-name="P28"/>
            <text:p text:style-name="P28"/>
            <text:p text:style-name="P28">towards – people / the lip / to clarify</text:p>
            <text:p text:style-name="P28"/>
            <text:p text:style-name="P28">towards to call upon / all + their</text:p>
            <text:p text:style-name="P28"/>
            <text:p text:style-name="P28">in honor / jehovah / towards to serve + him</text:p>
            <text:p text:style-name="P28">spur of a hill / united</text:p>
          </table:table-cell>
        </table:table-row>
        <table:table-row>
          <table:table-cell table:style-name="表13.A2" office:value-type="string">
            <text:p text:style-name="P27">3:10</text:p>
            <text:p text:style-name="P27">מֵעֵבֶר לְנַהֲרֵי־כוּשׁ עֲתָרַי בַּת־פּוּצַי יוֹבִלוּן</text:p>
            <text:p text:style-name="P27"><text:soft-page-break/><text:s/>מִנְחָתִי</text:p>
          </table:table-cell>
          <table:table-cell table:style-name="表13.B2" office:value-type="string">
            <text:p text:style-name="P28"/>
            <text:p text:style-name="P28"/>
            <text:p text:style-name="P28">from across / towards a stream – Cush</text:p>
            <text:p text:style-name="P28">a worshipper + my / daughter – to dash + my / to bring + thereupon</text:p>
            <text:p text:style-name="P28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4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7">3:11</text:p>
            <text:p text:style-name="P27">בַּיּוֹם הַהוּא לֹא תֵבוֹשִׁי מִכֹּל עֲלִילֹתַיִ</text:p>
            <text:p text:style-name="P27">#</text:p>
            <text:p text:style-name="P27">אֲשֶׁר פָּשַׁעַתְּ בִּי</text:p>
            <text:p text:style-name="P27"><text:s/>כִּי־אָז אָסִיר </text:p>
            <text:p text:style-name="P27">מִקִּרְבֵּ</text:p>
            <text:p text:style-name="P27">#</text:p>
            <text:p text:style-name="P27">עַלִּיזֵי גַּאֲוָתֵ</text:p>
            <text:p text:style-name="P27">#</text:p>
            <text:p text:style-name="P27">וְלֹא־תוֹסִפִי לְגָבְהָה </text:p>
            <text:p text:style-name="P27"/>
            <text:p text:style-name="P27"><text:soft-page-break/>עוֹד בְּהַר קָדְשִׁי</text:p>
          </table:table-cell>
          <table:table-cell table:style-name="表14.B1" office:value-type="string">
            <text:p text:style-name="P28"/>
            <text:p text:style-name="P28"/>
            <text:p text:style-name="P28">in the day / the <text:s/>he,she / not / to be ashamed</text:p>
            <text:p text:style-name="P28"/>
            <text:p text:style-name="P28">from all / performance + thine</text:p>
            <text:p text:style-name="P28"/>
            <text:p text:style-name="P28">that,which / to trespass / on + me</text:p>
            <text:p text:style-name="P28"/>
            <text:p text:style-name="P28"/>
            <text:p text:style-name="P28">for – at that time / to turn off</text:p>
            <text:p text:style-name="P28"/>
            <text:p text:style-name="P28">from the center + thine</text:p>
            <text:p text:style-name="P28"/>
            <text:p text:style-name="P28"/>
            <text:p text:style-name="P28">rejoice / arrogance + thine</text:p>
            <text:p text:style-name="P28"/>
            <text:p text:style-name="P28"/>
            <text:p text:style-name="P28">and not – to aug<text:span text:style-name="T16">ument / towards to be lofty</text:span></text:p>
            <text:p text:style-name="P28"><text:span text:style-name="T16"/></text:p>
            <text:p text:style-name="P28"><text:soft-page-break/><text:span text:style-name="T16">still / on the mountain / sanctity + my</text:span></text:p>
          </table:table-cell>
        </table:table-row>
        <table:table-row>
          <table:table-cell table:style-name="表14.A2" office:value-type="string">
            <text:p text:style-name="P27">3:12</text:p>
            <text:p text:style-name="P27">וְהִשְׁאַרְתִּי בְקִרְבֵּ</text:p>
            <text:p text:style-name="P27">#</text:p>
            <text:p text:style-name="P27">עַם עָנִי וָדָל</text:p>
            <text:p text:style-name="P27"><text:s/>וְחָסוּ בְּשֵׁם יְהוָה</text:p>
          </table:table-cell>
          <table:table-cell table:style-name="表14.B2" office:value-type="string">
            <text:p text:style-name="P28"/>
            <text:p text:style-name="P28"/>
            <text:p text:style-name="P28">and I wil swell up / in the center + thine</text:p>
            <text:p text:style-name="P28"/>
            <text:p text:style-name="P28"/>
            <text:p text:style-name="P28">people / depressed / and weak,thin</text:p>
            <text:p text:style-name="P28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4">@@@</text:p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7"/>
          </table:table-cell>
          <table:table-cell table:style-name="表17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Text_20_body"/>
      <text:p text:style-name="P22"/>
      <text:p text:style-name="P22"/>
      <text:p text:style-name="P7"><text:soft-page-break/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7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7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5">------------------------------------------------------------ TEMPLATE<text:change text:change-id="ct298391480"/>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Text_20_body"/>
      <text:p text:style-name="P22"/>
      <text:p text:style-name="P7">1. <text:span text:style-name="T15">XX:XX</text:span></text:p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27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4718307994597526981" text:style-name="L2">
        <text:list-item>
          <text:p text:style-name="P41">time label ==&gt; paste</text:p>
        </text:list-item>
        <text:list-item>
          <text:p text:style-name="P41">“@@@” ==&gt; move to → at the bottom of the doc area</text:p>
        </text:list-item>
        <text:list-item>
          <text:p text:style-name="P41">DUP : template</text:p>
        </text:list-item>
        <text:list-item>
          <text:p text:style-name="P41">close</text:p>
          <text:list>
            <text:list-item>
              <text:p text:style-name="P41">web pages</text:p>
            </text:list-item>
            <text:list-item>
              <text:p text:style-name="P41">sheet file</text:p>
            </text:list-item>
            <text:list-item>
              <text:p text:style-name="P41">folders (if any)</text:p>
            </text:list-item>
            <text:list-item>
              <text:p text:style-name="P41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ext:soft-page-break/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07T10:19:05.14</dc:date>
    <dc:creator>iwabuchi ken</dc:creator>
    <meta:editing-duration>P4DT5H20M49S</meta:editing-duration>
    <meta:editing-cycles>229</meta:editing-cycles>
    <meta:generator>OpenOffice/4.1.3$Win32 OpenOffice.org_project/413m1$Build-9783</meta:generator>
    <meta:document-statistic meta:table-count="22" meta:image-count="0" meta:object-count="0" meta:page-count="20" meta:paragraph-count="474" meta:word-count="2038" meta:character-count="11143"/>
  </office:meta>
</office:document-meta>
</file>